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B0000032AE41F9FD37F6D713C.png" manifest:media-type="image/png"/>
  <manifest:file-entry manifest:full-path="Pictures/1000020100000469000003294628A69BB3F4648A.png" manifest:media-type="image/png"/>
  <manifest:file-entry manifest:full-path="Pictures/100002010000046A0000032740AB8ABF2480A170.png" manifest:media-type="image/png"/>
  <manifest:file-entry manifest:full-path="Pictures/10000201000004690000032BAA27F5A2F309D5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66cm" svg:height="10.1cm" svg:x="14.634cm" svg:y="10.4cm">
          <draw:image xlink:href="Pictures/10000201000004690000032BAA27F5A2F309D5A8.png" xlink:type="simple" xlink:show="embed" xlink:actuate="onLoad">
            <text:p/>
          </draw:image>
        </draw:frame>
        <draw:frame draw:style-name="gr1" draw:text-style-name="P1" draw:layer="layout" svg:width="14.349cm" svg:height="10.1cm" svg:x="14.551cm" svg:y="0.9cm">
          <draw:image xlink:href="Pictures/100002010000046A0000032740AB8ABF2480A170.png" xlink:type="simple" xlink:show="embed" xlink:actuate="onLoad">
            <text:p/>
          </draw:image>
        </draw:frame>
        <draw:frame draw:style-name="gr1" draw:text-style-name="P1" draw:layer="layout" svg:width="14.301cm" svg:height="10.1cm" svg:x="0.899cm" svg:y="0.9cm">
          <draw:image xlink:href="Pictures/1000020100000469000003294628A69BB3F4648A.png" xlink:type="simple" xlink:show="embed" xlink:actuate="onLoad">
            <text:p/>
          </draw:image>
        </draw:frame>
        <draw:frame draw:style-name="gr1" draw:text-style-name="P1" draw:layer="layout" svg:width="14.308cm" svg:height="10.1cm" svg:x="0.86cm" svg:y="10.4cm">
          <draw:image xlink:href="Pictures/100002010000046B0000032AE41F9FD37F6D71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0:53:46.029204856</meta:creation-date>
    <dc:date>2020-02-29T11:03:37.024223992</dc:date>
    <meta:editing-duration>PT2M58S</meta:editing-duration>
    <meta:editing-cycles>1</meta:editing-cycles>
    <meta:document-statistic meta:object-count="4"/>
    <meta:generator>LibreOffice/6.0.2.1$Linux_X86_64 LibreOffice_project/00m0$Build-1</meta:generator>
  </office:meta>
</office:document-meta>
</file>